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1" fo:font-size="10pt" fo:font-weight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font-weight="normal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3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anie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23346">423346</text:a></text:p>
          </table:table-cell>
          <table:table-cell office:value-type="string">
            <text:p>Evolution Metabu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089">419089</text:a></text:p>
          </table:table-cell>
          <table:table-cell office:value-type="string">
            <text:p>Refactor StarOffice.py scrip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011">423011</text:a></text:p>
          </table:table-cell>
          <table:table-cell office:value-type="string">
            <text:p>Need to refactor where_am_I.p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2200">412200</text:a></text:p>
          </table:table-cell>
          <table:table-cell table:style-name="ce7" office:value-type="string">
            <text:p>Orca L10N / Translation issu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ich</text:p>
          </table:table-cell>
          <table:table-cell office:value-type="string">
            <text:p>GNOME 2.19.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9">404409</text:a></text:p>
          </table:table-cell>
          <table:table-cell office:value-type="string">
            <text:p>Thunderbird Metabu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28">409728</text:a></text:p>
          </table:table-cell>
          <table:table-cell table:style-name="ce7" office:value-type="string">
            <text:p>Orca repeats mouse-selected text numerous times in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36">409736</text:a></text:p>
          </table:table-cell>
          <table:table-cell table:style-name="ce7" office:value-type="string">
            <text:p>Orca does not announce the beginning of strings pasted into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illie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670">408670</text:a></text:p>
          </table:table-cell>
          <table:table-cell office:value-type="string">
            <text:p>Braille and speech don't track well in text entry areas in Firefox and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oanie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8">407948</text:a></text:p>
          </table:table-cell>
          <table:table-cell office:value-type="string">
            <text:p>{Shift+}o and {Shift+}h do not work reliably in Firefox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109">413109</text:a></text:p>
          </table:table-cell>
          <table:table-cell office:value-type="string">
            <text:p>HIG violation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0302">410302</text:a></text:p>
          </table:table-cell>
          <table:table-cell table:style-name="ce7" office:value-type="string">
            <text:p>Better support for gnome-mud applicatio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1261">411261</text:a></text:p>
          </table:table-cell>
          <table:table-cell table:style-name="ce7" office:value-type="string">
            <text:p>Some HTML constructs cause Orca to say just "Link" when arrowing up and down by lin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2100">412100</text:a></text:p>
          </table:table-cell>
          <table:table-cell table:style-name="ce7" office:value-type="string">
            <text:p>Text selection in Firefox fails when Orca controls the care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0088">410088</text:a></text:p>
          </table:table-cell>
          <table:table-cell table:style-name="ce7" office:value-type="string">
            <text:p>NetworkManager applet not spoken when network is disconnect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ch/Clos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31">409731</text:a></text:p>
          </table:table-cell>
          <table:table-cell table:style-name="ce7" office:value-type="string">
            <text:p>Orca should speak text selected by the mous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58">407658</text:a></text:p>
          </table:table-cell>
          <table:table-cell table:style-name="ce8" office:value-type="string">
            <text:p>[blocked] Cannot access status bar information in Gedi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number-columns-repeated="24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ich/OPEN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ucash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Rich/OPEN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Rhythmbox</text:p>
          </table:table-cell>
          <table:table-cell table:number-columns-repeated="244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Plann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10" table:number-columns-repeated="2"/>
          <table:table-cell table:number-columns-repeated="24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Rich/OPEN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NO ID</text:p>
          </table:table-cell>
          <table:table-cell office:value-type="string">
            <text:p>Support for gftp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411">404411</text:a></text:p>
          </table:table-cell>
          <table:table-cell table:style-name="ce7" office:value-type="string">
            <text:p>OpenOffice Metabu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32">412332</text:a></text:p>
          </table:table-cell>
          <table:table-cell office:value-type="string">
            <text:p>[blocked] Orca stops speaking the gnome-panel Application menu entries after I terminate Firefox 3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90">413990</text:a></text:p>
          </table:table-cell>
          <table:table-cell office:value-type="string">
            <text:p>[blocked] orca should not speak table over and over again when tabbing through a web pag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26">414926</text:a></text:p>
          </table:table-cell>
          <table:table-cell office:value-type="string">
            <text:p>Orca should announce the level of heading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81">414981</text:a></text:p>
          </table:table-cell>
          <table:table-cell office:value-type="string">
            <text:p>Orca manual pages for 2.18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 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Problems building Access Bridge v1.5.0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Firefox keyboard control wish list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Orca should speak the word deleted if You enter Control-Backspace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Ability to jump to the start of the message in Evolutio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Add more support for accessing HTML table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198">423198</text:a></text:p>
          </table:table-cell>
          <table:table-cell office:value-type="string">
            <text:p>Orca should not speak "text" repeatedly when moving around in a text entry area on a web pag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14">423214</text:a></text:p>
          </table:table-cell>
          <table:table-cell office:value-type="string">
            <text:p>Need to add level-specific heading navigation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24">423224</text:a></text:p>
          </table:table-cell>
          <table:table-cell office:value-type="string">
            <text:p>Firefox should not crash while submitting bugs in Bugzilla with Orca runn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Thunderbird 3.0-a1 crashes every time I close a messag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23348">423348</text:a></text:p>
          </table:table-cell>
          <table:table-cell office:value-type="string">
            <text:p>Support DHTML, AJAX, ARIA in Firefox/Gecko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Keyboard navigation broken on <text:a xlink:href="http://www.blindcooltech.com/">http://www.blindcooltech.com/</text:a></text:p>
          </table:table-cell>
          <table:table-cell table:style-name="ce10" table:number-columns-repeated="2"/>
          <table:table-cell table:number-columns-repeated="242"/>
        </table:table-row>
        <table:table-row table:style-name="ro3" table:number-rows-repeated="65370">
          <table:table-cell table:number-columns-repeated="251"/>
        </table:table-row>
        <table:table-row table:style-name="ro3">
          <table:table-cell table:number-columns-repeated="251"/>
        </table:table-row>
      </table:table>
      <table:database-ranges>
        <table:database-range table:target-range-address="Sheet1.A1:Sheet1.G165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7">03/27/2007</text:date>, <text:time>11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Willie Walker</meta:initial-creator>
    <meta:creation-date>2007-02-11T13:18:15</meta:creation-date>
    <dc:creator>Willie Walker</dc:creator>
    <dc:date>2007-03-27T11:10:02</dc:date>
    <meta:printed-by>Willie Walker</meta:printed-by>
    <meta:print-date>2007-03-27T09:08:39</meta:print-date>
    <dc:language>en-US</dc:language>
    <meta:editing-cycles>106</meta:editing-cycles>
    <meta:editing-duration>PT15H59M22S</meta:editing-duration>
    <meta:user-defined meta:name="Info 1"/>
    <meta:user-defined meta:name="Info 2"/>
    <meta:user-defined meta:name="Info 3"/>
    <meta:user-defined meta:name="Info 4"/>
    <meta:document-statistic meta:table-count="1" meta:cell-count="1049"/>
  </office:meta>
</office:document-meta>
</file>